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sCommandImpl.Packages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sCommandImpl.printExports( PrintStream out , Bundle target , ExportedPackage [ ] expor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ckages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s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s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sCommandImpl.execute( String s , PrintStream out , PrintStream er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